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d45b4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d45b4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مَسَد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1676_4244071338"/><text:span text:style-name="T3"> </text:span><text:span text:style-name="T2">تَبَّتْ يَدَآ أَبِى لَهَبٍ وَتَبَّؐ </text:span><text:span text:style-name="T3">(1)</text:span><text:span text:style-name="T2"> مَآ أَغْنۭيٰ عَنْهُ مَالُهُ„ وَمَا كَسَبَؐ </text:span><text:span text:style-name="T3">(2)</text:span><text:span text:style-name="T2"> سَيَصْلَــيٰ نَاراً ذَاتَ لَهَبٍ </text:span><text:span text:style-name="T3">(3)</text:span><text:span text:style-name="T2"> وَامْرَأَتُهُؐ, حَمَّالَةُ </text:span><text:span text:style-name="T5">۴</text:span><text:span text:style-name="T2">لْحَطَبِ </text:span><text:span text:style-name="T3">(4)</text:span><text:span text:style-name="T2"> فِى جِيدِهَا حَبْلٌ مِّن مَّسَدٍ </text:span><text:span text:style-name="T3">(5)</text:span><text:bookmark-end text:name="__DdeLink__1676_42440713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51:29.116111977</meta:creation-date>
    <dc:date>2025-03-06T08:47:41.793414393</dc:date>
    <meta:editing-duration>PT4M3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34" meta:character-count="163" meta:non-whitespace-character-count="131"/>
  </office:meta>
</office:document-meta>
</file>